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1000001E83E86DAE90D9A41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Source Code Pro" svg:font-family="'Source Code Pro'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Source Code Pro1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5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9e9e9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9e9e9e" draw:stroke-linejoin="round" draw:fill="solid" draw:fill-color="#e0e0e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9e9e9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9e9e9e" draw:stroke-linejoin="round" draw:fill="solid" draw:fill-color="#f5f5f5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CAPTION_5f_ONL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>
      <style:graphic-properties draw:stroke="solid" svg:stroke-width="0.053cm" svg:stroke-color="#9e9e9e" draw:stroke-linejoin="round" draw:fill="solid" draw:fill-color="#f5f5f5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/>
    </style:style>
    <style:style style:name="P17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41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.10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f5f5f5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.106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0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7474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5" style:family="text">
      <style:text-properties fo:font-variant="normal" fo:text-transform="none" fo:color="#bf9000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7" style:family="text">
      <style:text-properties fo:font-variant="normal" fo:text-transform="none" fo:color="#e06666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italic" style:text-underline-style="none" fo:font-weight="normal" style:font-name-asian="Average1" style:font-size-asian="18pt" style:font-style-asian="italic" style:font-weight-asian="normal" style:font-name-complex="Average1" style:font-size-complex="18pt" style:font-style-complex="italic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1" fo:font-size="14pt" fo:letter-spacing="normal" fo:font-style="normal" style:text-underline-style="none" fo:font-weight="normal" style:font-name-asian="Average1" style:font-size-asian="14pt" style:font-style-asian="normal" style:font-weight-asian="normal" style:font-name-complex="Average1" style:font-size-complex="14pt" style:font-style-complex="normal" style:font-weight-complex="normal"/>
    </style:style>
    <style:style style:name="T10" style:family="text">
      <style:text-properties fo:font-variant="normal" fo:text-transform="none" fo:color="#e06666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11" style:family="text">
      <style:text-properties fo:font-variant="normal" fo:text-transform="none" fo:color="#bf9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4" style:family="text">
      <style:text-properties fo:font-variant="normal" fo:text-transform="none" fo:color="#bf9000" style:text-line-through-style="none" style:text-line-through-type="none" style:text-position="0% 100%" style:font-name="Average1" fo:font-size="14pt" fo:letter-spacing="normal" fo:font-style="normal" style:text-underline-style="none" fo:font-weight="normal" style:font-name-asian="Average1" style:font-size-asian="14pt" style:font-style-asian="normal" style:font-weight-asian="normal" style:font-name-complex="Average1" style:font-size-complex="14pt" style:font-style-complex="normal" style:font-weight-complex="normal"/>
    </style:style>
    <style:style style:name="T15" style:family="text">
      <style:text-properties fo:font-variant="normal" fo:text-transform="none" fo:color="#cacaca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bf9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cacac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cacaca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9" style:family="text">
      <style:text-properties fo:font-variant="normal" fo:text-transform="none" fo:color="#bf9000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italic" style:text-underline-style="none" fo:font-weight="normal" style:font-name-asian="Oswald" style:font-size-asian="24pt" style:font-style-asian="italic" style:font-weight-asian="normal" style:font-name-complex="Oswald" style:font-size-complex="24pt" style:font-style-complex="italic" style:font-weight-complex="normal"/>
    </style:style>
    <style:style style:name="T21" style:family="text">
      <style:text-properties fo:font-variant="normal" fo:text-transform="none" fo:color="#cacaca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2" style:family="text">
      <style:text-properties fo:font-variant="normal" fo:text-transform="none" fo:color="#616161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font-variant="normal" fo:text-transform="none" fo:color="#b45f06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Oswald" fo:font-size="21pt" fo:letter-spacing="normal" fo:font-style="normal" style:text-underline-style="none" fo:font-weight="normal" style:font-name-asian="Oswald" style:font-size-asian="21pt" style:font-style-asian="normal" style:font-weight-asian="normal" style:font-name-complex="Oswald" style:font-size-complex="21pt" style:font-style-complex="normal" style:font-weight-complex="normal"/>
    </style:style>
    <style:style style:name="T26" style:family="text">
      <style:text-properties fo:font-variant="normal" fo:text-transform="none" fo:color="#616161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Average1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Arial" style:font-family-generic="swiss" fo:color="#caca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Average1" fo:color="#caca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lasses&#10;vs&#10;Simple Object Delegation&#10;In JavaScript" draw:style-name="dp1" draw:master-page-name="MAIN_5f_POINT">
        <draw:frame draw:name="Shape 59" presentation:style-name="pr1" draw:text-style-name="P2" draw:layer="layout" svg:width="17.297cm" svg:height="11.362cm" svg:x="4.051cm" svg:y="1.462cm" presentation:class="title" presentation:user-transformed="true">
          <draw:text-box>
            <text:p text:style-name="P1"><text:span text:style-name="T1">Classes</text:span><text:span text:style-name="T1"><text:line-break/></text:span><text:span text:style-name="T1">vs</text:span><text:span text:style-name="T1"><text:line-break/></text:span><text:span text:style-name="T1">Simple Object Delegation</text:span><text:span text:style-name="T1"><text:line-break/></text:span><text:span text:style-name="T1">In JavaScript</text:span></text:p>
          </draw:text-box>
        </draw:frame>
        <presentation:notes draw:style-name="dp2">
          <draw:page-thumbnail draw:name="Shape 56" draw:style-name="gr1" draw:layer="layout" svg:width="16.932cm" svg:height="9.524cm" svg:x="1.059cm" svg:y="1.905cm" draw:page-number="1" presentation:class="page"/>
          <draw:frame draw:name="Shape 5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ngs to consider..." draw:style-name="dp1" draw:master-page-name="TITLE_5f_AND_5f_BODY" presentation:presentation-page-layout-name="AL1T1">
        <draw:frame draw:name="Shape 6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Things to consider...</text:span></text:p>
          </draw:text-box>
        </draw:frame>
        <draw:frame draw:name="Shape 65" presentation:style-name="pr4" draw:text-style-name="P9" xml:id="id1" draw:id="id1" draw:layer="layout" svg:width="20.935cm" svg:height="1.297cm" svg:x="0.866cm" svg:y="3.201cm" presentation:class="outline" presentation:user-transformed="true">
          <draw:text-box>
            <text:p text:style-name="P6"><text:span text:style-name="T3">Do we want to (deeply) understand what our code is doing?</text:span></text:p>
            <text:p text:style-name="P7"><text:span text:style-name="T3"/></text:p>
            <text:p text:style-name="P7"><text:span text:style-name="T3"/></text:p>
            <text:p text:style-name="P8"><text:span text:style-name="T3"/></text:p>
          </draw:text-box>
        </draw:frame>
        <draw:custom-shape draw:name="Shape 66" draw:style-name="gr2" draw:text-style-name="P11" xml:id="id2" draw:id="id2" draw:layer="layout" svg:width="15.992cm" svg:height="1.161cm" svg:x="0.866cm" svg:y="4.4cm">
          <text:p text:style-name="P10"><text:span text:style-name="T3">Do we want encapsulatio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" draw:text-style-name="P11" xml:id="id3" draw:id="id3" draw:layer="layout" svg:width="14.237cm" svg:height="1.297cm" svg:x="0.866cm" svg:y="5.562cm">
          <text:p text:style-name="P4"><text:span text:style-name="T3">Do we want true private variables and func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1s" smil:targetElement="id1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1s" smil:targetElement="id2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1s" smil:targetElement="id3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started with some concepts..." draw:style-name="dp1" draw:master-page-name="MAIN_5f_POINT">
        <draw:frame draw:name="Shape 72" presentation:style-name="pr1" draw:text-style-name="P2" draw:layer="layout" svg:width="17.297cm" svg:height="11.362cm" svg:x="1.362cm" svg:y="1.462cm" presentation:class="title" presentation:user-transformed="true">
          <draw:text-box>
            <text:p text:style-name="P4"><text:span text:style-name="T1">Let’s get started with some concepts...</text:span></text:p>
          </draw:text-box>
        </draw:frame>
        <presentation:notes draw:style-name="dp2"/>
        <officeooo:annotation svg:x="26.978cm" svg:y="0cm">
          <dc:creator>Benjamin Toll</dc:creator>
          <dc:date>2016-10-14T19:40:51.186000000</dc:date>
          <text:p>This section is intended to be a refresher and review of JavaScript delegation.</text:p>
        </officeooo:annotation>
      </draw:page>
      <draw:page draw:name="page4" draw:style-name="dp3" draw:master-page-name="SECTION_5f_HEADER" xml:id="id4" draw:id="id4">
        <draw:frame draw:name="Shape 77" presentation:style-name="pr6" draw:text-style-name="P12" draw:layer="layout" svg:width="20.383cm" svg:height="2.391cm" svg:x="1.865cm" svg:y="5.948cm" presentation:class="title" presentation:user-transformed="true">
          <draw:text-box>
            <text:p text:style-name="P4"><text:span text:style-name="T4">Typically, JavaScript is described in terms of having a </text:span><text:span text:style-name="T5">prototypal inheritance</text:span><text:span text:style-name="T4"> model.</text:span></text:p>
          </draw:text-box>
        </draw:frame>
        <anim:par presentation:node-type="timing-root">
          <anim:par smil:begin="id4.begin">
            <anim:transitionFilter smil:dur="3s" smil:type="pushWipe" smil:subtype="fromRight"/>
          </anim:par>
        </anim:par>
        <presentation:notes draw:style-name="dp2">
          <draw:page-thumbnail draw:name="Shape 74" draw:style-name="gr1" draw:layer="layout" svg:width="16.932cm" svg:height="9.524cm" svg:x="1.059cm" svg:y="1.905cm" draw:page-number="4" presentation:class="page"/>
          <draw:frame draw:name="Shape 75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APTION_5f_ONLY">
        <draw:frame draw:name="Shape 82" presentation:style-name="pr8" draw:text-style-name="P13" draw:layer="layout" svg:width="17.846cm" svg:height="1.68cm" svg:x="0.866cm" svg:y="11.752cm" presentation:class="outline" presentation:user-transformed="true">
          <draw:text-box>
            <text:p text:style-name="P4"><text:span text:style-name="T6">However, this has caused a lot of </text:span><text:span text:style-name="T7">confusion</text:span><text:span text:style-name="T6">. <text:s/>Why?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Shape 87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4"><text:span text:style-name="T3">JavaScript </text:span><text:span text:style-name="T8">is</text:span><text:span text:style-name="T3"> prototypal in nature, meaning its behavior is based upon objects acting as prototypes of other objects...</text:span></text:p>
              </text:list-item>
              <text:list-item>
                <text:p text:style-name="P15"><text:span text:style-name="T8">But</text:span><text:span text:style-name="T3">, it doesn’t inherit or copy down behavior and attributes from an ancestor. <text:s/>That is, there is no parent/child relationship.</text:span></text:p>
              </text:list-item>
              <text:list-item>
                <text:p text:style-name="P15"><text:span text:style-name="T8">Rather</text:span><text:span text:style-name="T3">, there is a live link between the objects.</text:span></text:p>
              </text:list-item>
              <text:list-item>
                <text:p text:style-name="P16"><text:span text:style-name="T3">Objects </text:span><text:span text:style-name="T8">may</text:span><text:span text:style-name="T3"> be related to each other, but there is no rigid taxonomy like there is in class-based languages that intrinsically defines these relationships.</text:span></text:p>
              </text:list-item>
            </text:list>
          </draw:text-box>
        </draw:frame>
        <presentation:notes draw:style-name="dp2">
          <draw:page-thumbnail draw:name="Shape 84" draw:style-name="gr1" draw:layer="layout" svg:width="16.932cm" svg:height="9.524cm" svg:x="1.059cm" svg:y="1.905cm" draw:page-number="6" presentation:class="page"/>
          <draw:frame draw:name="Shape 8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&#9;     Inheritance&#9;&#9;&#9;&#9;&#9;               Delegation" draw:style-name="dp1" draw:master-page-name="TITLE_5f_AND_5f_TWO_5f_COLUMNS" presentation:presentation-page-layout-name="AL2T3">
        <draw:frame draw:name="Shape 92" presentation:style-name="pr10" draw:text-style-name="P5" draw:layer="layout" svg:width="23.667cm" svg:height="1.59cm" svg:x="0.866cm" svg:y="2.151cm" presentation:class="title" presentation:user-transformed="true">
          <draw:text-box>
            <text:p text:style-name="P4"><text:span text:style-name="T6"><text:s text:c="13"/></text:span><text:span text:style-name="T6"><text:tab/></text:span><text:span text:style-name="T6"> <text:s text:c="4"/></text:span><text:span text:style-name="T6">Inheritanc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4"/></text:span><text:span text:style-name="T6">Delegation</text:span></text:p>
          </draw:text-box>
        </draw:frame>
        <draw:frame draw:name="Shape 93" presentation:style-name="pr11" draw:text-style-name="P11" draw:layer="layout" svg:width="11.11cm" svg:height="9.489cm" svg:x="0.866cm" svg:y="4.798cm" presentation:class="outline" presentation:user-transformed="true">
          <draw:text-box>
            <text:p text:style-name="P1"><text:span text:style-name="T9">class Bar {}</text:span></text:p>
            <text:p text:style-name="P17"><text:span text:style-name="T9"/></text:p>
            <text:p text:style-name="P17"><text:span text:style-name="T9"/></text:p>
            <text:p text:style-name="P18"><text:span text:style-name="T9">var foo = new Bar()</text:span></text:p>
          </draw:text-box>
        </draw:frame>
        <draw:frame draw:name="Shape 94" presentation:style-name="pr11" draw:text-style-name="P11" draw:layer="layout" svg:width="11.11cm" svg:height="9.489cm" svg:x="13.423cm" svg:y="4.798cm" presentation:class="outline" presentation:user-transformed="true">
          <draw:text-box>
            <text:p text:style-name="P1"><text:span text:style-name="T9">{ bar }</text:span></text:p>
            <text:p text:style-name="P17"><text:span text:style-name="T9"/></text:p>
            <text:p text:style-name="P17"><text:span text:style-name="T9"/></text:p>
            <text:p text:style-name="P18"><text:span text:style-name="T9">var foo = Object.create(bar)</text:span></text:p>
          </draw:text-box>
        </draw:frame>
        <draw:custom-shape draw:name="Shape 95" draw:style-name="gr3" draw:text-style-name="P19" xml:id="id5" draw:id="id5" draw:layer="layout" svg:width="0.001cm" svg:height="2.892cm" svg:x="6.303cm" svg:y="5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" draw:style-name="gr3" draw:text-style-name="P19" xml:id="id6" draw:id="id6" draw:layer="layout" svg:width="0.001cm" svg:height="2.892cm" draw:transform="rotate (-3.14159265358979) translate (18.979cm 8.714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1s" smil:targetElement="id5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1s" smil:targetElement="id6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Shape 89" draw:style-name="gr1" draw:layer="layout" svg:width="16.932cm" svg:height="9.524cm" svg:x="1.059cm" svg:y="1.905cm" draw:page-number="7" presentation:class="page"/>
          <draw:frame draw:name="Shape 90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prototypal inheritance can be considered an oxymoron." draw:style-name="dp1" draw:master-page-name="SECTION_5f_HEADER">
        <draw:frame draw:name="Shape 101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20"><text:span text:style-name="T4">So, prototypal inheritance can be considered an </text:span><text:span text:style-name="T10">oxymoron</text:span><text:span text:style-name="T4">.</text:span></text:p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8" presentation:class="page"/>
          <draw:frame draw:name="Shape 99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think of it as delegation, instead." draw:style-name="dp1" draw:master-page-name="TITLE_5f_ONLY" presentation:presentation-page-layout-name="AL3T19">
        <draw:frame draw:name="Shape 106" presentation:style-name="pr1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Let’s think of it as </text:span><text:span text:style-name="T11">delegation</text:span><text:span text:style-name="T2">, instead.</text:span></text:p>
          </draw:text-box>
        </draw:frame>
        <presentation:notes draw:style-name="dp2">
          <draw:page-thumbnail draw:name="Shape 103" draw:style-name="gr1" draw:layer="layout" svg:width="16.932cm" svg:height="9.524cm" svg:x="1.059cm" svg:y="1.905cm" draw:page-number="9" presentation:class="page"/>
          <draw:frame draw:name="Shape 104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It Works" draw:style-name="dp1" draw:master-page-name="TITLE_5f_AND_5f_BODY" presentation:presentation-page-layout-name="AL1T1">
        <draw:frame draw:name="Shape 11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How It Works</text:span></text:p>
          </draw:text-box>
        </draw:frame>
        <draw:frame draw:name="Shape 112" presentation:style-name="pr4" draw:text-style-name="P9" draw:layer="layout" svg:width="23.667cm" svg:height="6.007cm" svg:x="0.866cm" svg:y="3.201cm" presentation:class="outline" presentation:user-transformed="true">
          <draw:text-box>
            <text:p text:style-name="P4"><text:span text:style-name="T3">If an object doesn’t have a function or variable, it will delegate, or ask, the previous object on the prototype chain if it can satisfy the query.</text:span></text:p>
            <text:p text:style-name="P21"><text:span text:style-name="T3"/></text:p>
            <text:p text:style-name="P21"><text:span text:style-name="T3">This process will repeat until the end of the prototype chain is reached.</text:span></text:p>
            <text:p text:style-name="P21"><text:span text:style-name="T3"/></text:p>
            <text:p text:style-name="P22"><text:span text:style-name="T3"/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k, so what is the prototype chain?" draw:style-name="dp1" draw:master-page-name="SECTION_5f_HEADER">
        <draw:frame draw:name="Shape 117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20"><text:span text:style-name="T4">Ok, so what is the </text:span><text:span text:style-name="T5">prototype chain</text:span><text:span text:style-name="T4">?</text:span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11" presentation:class="page"/>
          <draw:frame draw:name="Shape 115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TWO_5f_COLUMNS" presentation:presentation-page-layout-name="AL2T3">
        <draw:frame draw:name="Shape 122" presentation:style-name="pr10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12">The prototype chain is the aggregate of the hidden links between objects.</text:span><text:span text:style-name="T12"><text:line-break/></text:span><text:span text:style-name="T12"/></text:p>
          </draw:text-box>
        </draw:frame>
        <draw:frame draw:name="Shape 123" presentation:style-name="pr11" draw:text-style-name="P11" draw:layer="layout" svg:width="11.11cm" svg:height="9.489cm" svg:x="0.866cm" svg:y="3.201cm" presentation:class="outline" presentation:placeholder="true" presentation:user-transformed="true">
          <draw:text-box/>
        </draw:frame>
        <draw:custom-shape draw:name="Shape 124" draw:style-name="gr4" draw:text-style-name="P23" draw:layer="layout" svg:width="3.932cm" svg:height="1.59cm" svg:x="4.455cm" svg:y="12.288cm">
          <text:p text:style-name="P1"><text:span text:style-name="T13">quu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5" draw:style-name="gr5" draw:text-style-name="P19" draw:layer="layout" svg:width="0.022cm" svg:height="2.16cm" draw:transform="rotate (-3.14159265358979) translate (6.433cm 7.0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6" draw:style-name="gr5" draw:text-style-name="P19" draw:layer="layout" svg:width="0.022cm" svg:height="2.16cm" draw:transform="rotate (-3.14159265358979) translate (6.433cm 11.7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7" draw:style-name="gr4" draw:text-style-name="P23" draw:layer="layout" svg:width="3.932cm" svg:height="1.59cm" svg:x="4.455cm" svg:y="2.827cm">
          <text:p text:style-name="P1"><text:span text:style-name="T13">ba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8" draw:style-name="gr4" draw:text-style-name="P23" draw:layer="layout" svg:width="3.932cm" svg:height="1.59cm" svg:x="4.455cm" svg:y="7.458cm">
          <text:p text:style-name="P1"><text:span text:style-name="T13">fo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129" presentation:style-name="pr11" draw:text-style-name="P11" xml:id="id7" draw:id="id7" draw:layer="layout" svg:width="11.11cm" svg:height="1.89cm" svg:x="13.423cm" svg:y="3.201cm" presentation:class="outline" presentation:user-transformed="true">
          <draw:text-box>
            <text:p text:style-name="P4"><text:span text:style-name="T9">The arrows between the objects show the direction of the delegation.</text:span></text:p>
            <text:p text:style-name="P22"><text:span text:style-name="T9"/></text:p>
          </draw:text-box>
        </draw:frame>
        <draw:custom-shape draw:name="Shape 130" draw:style-name="gr2" draw:text-style-name="P11" xml:id="id8" draw:id="id8" draw:layer="layout" svg:width="11.568cm" svg:height="1.89cm" svg:x="13.423cm" svg:y="5.269cm">
          <text:p text:style-name="P24"><text:span text:style-name="T9">These are hidden links that point to the previous object in the chain, which serves as its </text:span><text:span text:style-name="T14">[[Prototype]]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2" draw:text-style-name="P11" xml:id="id9" draw:id="id9" draw:layer="layout" svg:width="11.344cm" svg:height="3.149cm" svg:x="13.423cm" svg:y="7.336cm">
          <text:p text:style-name="P24"><text:span text:style-name="T9">The links are internal properties created by the JavaScript engine, although some implementations do expose this link as the </text:span><text:span text:style-name="T14">__proto__</text:span><text:span text:style-name="T9"> attribute on objec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2" draw:text-style-name="P11" xml:id="id10" draw:id="id10" draw:layer="layout" svg:width="10.73cm" svg:height="2.642cm" svg:x="13.423cm" svg:y="10.663cm">
          <text:p text:style-name="P4"><text:span text:style-name="T9">Note that this hidden link may point to the same object as </text:span><text:span text:style-name="T14">[[Constructor]].prototype</text:span><text:span text:style-name="T9">, but not always! <text:s/>It depends on how the object was crea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119" draw:style-name="gr1" draw:layer="layout" svg:width="16.932cm" svg:height="9.524cm" svg:x="1.059cm" svg:y="1.905cm" draw:page-number="12" presentation:class="page"/>
          <draw:frame draw:name="Shape 120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Objects" draw:style-name="dp1" draw:master-page-name="TITLE_5f_AND_5f_BODY" presentation:presentation-page-layout-name="AL1T1">
        <draw:frame draw:name="Shape 13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Creating Objects</text:span></text:p>
          </draw:text-box>
        </draw:frame>
        <draw:frame draw:name="Shape 138" presentation:style-name="pr4" draw:text-style-name="P9" xml:id="id11" draw:id="id11" draw:layer="layout" svg:width="19.236cm" svg:height="1.416cm" svg:x="0.866cm" svg:y="3.12cm" presentation:class="outline" presentation:user-transformed="true">
          <draw:text-box>
            <text:p text:style-name="P4"><text:span text:style-name="T3">{}</text:span></text:p>
            <text:p text:style-name="P22"><text:span text:style-name="T3"/></text:p>
          </draw:text-box>
        </draw:frame>
        <draw:custom-shape draw:name="Shape 139" draw:style-name="gr2" draw:text-style-name="P11" xml:id="id12" draw:id="id12" draw:layer="layout" svg:width="15.483cm" svg:height="1.59cm" svg:x="2.146cm" svg:y="4.415cm">
          <text:list text:style-name="L10">
            <text:list-item>
              <text:p text:style-name="P25"><text:span text:style-name="T15">Object literal syntax</text:span></text:p>
            </text:list-item>
            <text:list-item>
              <text:p text:style-name="P25"><text:span text:style-name="T15">The new object delegates to </text:span><text:span text:style-name="T16">Object.prototyp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2" draw:text-style-name="P11" xml:id="id13" draw:id="id13" draw:layer="layout" svg:width="5.599cm" svg:height="1.14cm" svg:x="0.866cm" svg:y="6.373cm">
          <text:p text:style-name="P4"><text:span text:style-name="T17">The </text:span><text:span text:style-name="T18">new</text:span><text:span text:style-name="T17"> op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2" draw:text-style-name="P11" xml:id="id14" draw:id="id14" draw:layer="layout" svg:width="18.933cm" svg:height="2.152cm" svg:x="2.146cm" svg:y="7.708cm">
          <text:list text:style-name="L10">
            <text:list-item>
              <text:p text:style-name="P25"><text:span text:style-name="T16">Indirectly</text:span><text:span text:style-name="T15"> creates a new object and returns it as the result of a constructor call</text:span></text:p>
            </text:list-item>
            <text:list-item>
              <text:p text:style-name="P25"><text:span text:style-name="T15">The new object delegates to </text:span><text:span text:style-name="T14">[[Constructor]].prototype</text:span></text:p>
            </text:list-item>
            <text:list-item>
              <text:p text:style-name="P25"><text:span text:style-name="T15">“</text:span><text:span text:style-name="T15">Classical Inheritance” - a pattern to imitate class-based languag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2" draw:text-style-name="P11" xml:id="id16" draw:id="id16" draw:layer="layout" svg:width="21.977cm" svg:height="2.152cm" svg:x="2.146cm" svg:y="11.564cm">
          <text:list text:style-name="L10">
            <text:list-item>
              <text:p text:style-name="P25"><text:span text:style-name="T16">Directly</text:span><text:span text:style-name="T15"> creates a new object and returns it</text:span></text:p>
            </text:list-item>
            <text:list-item>
              <text:p text:style-name="P25"><text:span text:style-name="T15">The new object delegates to the passed object which becomes the new object’s </text:span><text:span text:style-name="T16">[[Prototype]]</text:span></text:p>
            </text:list-item>
            <text:list-item>
              <text:p text:style-name="P25"><text:span text:style-name="T15">Delegation - Objects linked to other objec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2" draw:text-style-name="P11" xml:id="id15" draw:id="id15" draw:layer="layout" svg:width="5.025cm" svg:height="1.14cm" svg:x="0.866cm" svg:y="10.249cm">
          <text:p text:style-name="P4"><text:span text:style-name="T17">Object.creat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Shape 134" draw:style-name="gr1" draw:layer="layout" svg:width="16.932cm" svg:height="9.524cm" svg:x="1.059cm" svg:y="1.905cm" draw:page-number="13" presentation:class="page"/>
          <draw:frame draw:name="Shape 13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ECTION_5f_HEADER">
        <draw:frame draw:name="Shape 148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20"><text:span text:style-name="T4">Speaking of </text:span><text:span text:style-name="T5">“classical inheritance”</text:span><text:span text:style-name="T4">, isn’t that the same as </text:span><text:span text:style-name="T5">object delegation</text:span><text:span text:style-name="T4">?</text:span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4" presentation:class="page"/>
          <draw:frame draw:name="Shape 146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ECTION_5f_HEADER">
        <draw:frame draw:name="Shape 153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1"><text:span text:style-name="T4">No. <text:s/>There is </text:span><text:span text:style-name="T10">no such thing as</text:span><text:span text:style-name="T4"> “classical inheritance” in JavaScript.</text:span></text:p>
          </draw:text-box>
        </draw:frame>
        <presentation:notes draw:style-name="dp2">
          <draw:page-thumbnail draw:name="Shape 150" draw:style-name="gr1" draw:layer="layout" svg:width="16.932cm" svg:height="9.524cm" svg:x="1.059cm" svg:y="1.905cm" draw:page-number="15" presentation:class="page"/>
          <draw:frame draw:name="Shape 151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draw:frame draw:name="Shape 158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4"><text:span text:style-name="T3">When developers refer to “classical inheritance”, they are really describing a pattern that could be called the </text:span><text:span text:style-name="T19">constructor call </text:span><text:span text:style-name="T3">pattern.</text:span></text:p>
            <text:p text:style-name="P21"><text:span text:style-name="T3"/></text:p>
            <text:p text:style-name="P22"><text:span text:style-name="T3">However, delegation is not a pattern, it is actually </text:span><text:span text:style-name="T19">how the language works</text:span><text:span text:style-name="T3">!</text:span></text:p>
          </draw:text-box>
        </draw:frame>
        <presentation:notes draw:style-name="dp2">
          <draw:page-thumbnail draw:name="Shape 155" draw:style-name="gr1" draw:layer="layout" svg:width="16.932cm" svg:height="9.524cm" svg:x="1.059cm" svg:y="1.905cm" draw:page-number="16" presentation:class="page"/>
          <draw:frame draw:name="Shape 156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is this important to understand?" draw:style-name="dp1" draw:master-page-name="SECTION_5f_HEADER">
        <draw:frame draw:name="Shape 163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1"><text:span text:style-name="T4">Why is this important to understand?</text:span></text:p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7" presentation:class="page"/>
          <draw:frame draw:name="Shape 161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ECTION_5f_HEADER">
        <draw:frame draw:name="Shape 168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4"><text:span text:style-name="T6">Delegation is the exact opposite of inheritance,</text:span><text:span text:style-name="T6"><text:line-break/></text:span><text:span text:style-name="T6">and not understanding the differences and ramifications </text:span><text:span text:style-name="T20">will</text:span><text:span text:style-name="T6"> lead to hard to understand </text:span><text:span text:style-name="T7">bugs</text:span><text:span text:style-name="T6">.</text:span></text:p>
          </draw:text-box>
        </draw:frame>
        <presentation:notes draw:style-name="dp2">
          <draw:page-thumbnail draw:name="Shape 165" draw:style-name="gr1" draw:layer="layout" svg:width="16.932cm" svg:height="9.524cm" svg:x="1.059cm" svg:y="1.905cm" draw:page-number="18" presentation:class="page"/>
          <draw:frame draw:name="Shape 166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draw:frame draw:name="Shape 173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And features of the language will seem mysterious and magical...</text:span><text:span text:style-name="T6"><text:line-break/></text:span><text:span text:style-name="T6"/></text:p>
          </draw:text-box>
        </draw:frame>
        <draw:frame draw:name="Shape 174" presentation:style-name="pr4" draw:text-style-name="P9" xml:id="id18" draw:id="id18" draw:layer="layout" svg:width="3.235cm" svg:height="1.28cm" svg:x="1.141cm" svg:y="5.538cm" presentation:class="outline" presentation:user-transformed="true">
          <draw:text-box>
            <text:p text:style-name="P26"><text:span text:style-name="T3">with</text:span></text:p>
          </draw:text-box>
        </draw:frame>
        <draw:custom-shape draw:name="Shape 175" draw:style-name="gr2" draw:text-style-name="P11" xml:id="id17" draw:id="id17" draw:layer="layout" svg:width="3.476cm" svg:height="1.28cm" svg:x="1.141cm" svg:y="3.939cm">
          <text:p text:style-name="P4"><text:span text:style-name="T3">instanceo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Shape 170" draw:style-name="gr1" draw:layer="layout" svg:width="16.932cm" svg:height="9.524cm" svg:x="1.059cm" svg:y="1.905cm" draw:page-number="19" presentation:class="page"/>
          <draw:frame draw:name="Shape 171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 I haz code?" draw:style-name="dp1" draw:master-page-name="MAIN_5f_POINT">
        <draw:frame draw:name="Shape 180" presentation:style-name="pr1" draw:text-style-name="P2" draw:layer="layout" svg:width="17.297cm" svg:height="11.362cm" svg:x="1.362cm" svg:y="1.462cm" presentation:class="title" presentation:user-transformed="true">
          <draw:text-box>
            <text:p text:style-name="P4"><text:span text:style-name="T1">Can I haz code?</text:span></text:p>
          </draw:text-box>
        </draw:frame>
        <presentation:notes draw:style-name="dp2">
          <draw:page-thumbnail draw:name="Shape 177" draw:style-name="gr1" draw:layer="layout" svg:width="16.932cm" svg:height="9.524cm" svg:x="1.059cm" svg:y="1.905cm" draw:page-number="20" presentation:class="page"/>
          <draw:frame draw:name="Shape 17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Object Delegation" draw:style-name="dp4" draw:master-page-name="TITLE_5f_AND_5f_TWO_5f_COLUMNS" presentation:presentation-page-layout-name="AL2T3" xml:id="id19" draw:id="id19">
        <draw:frame draw:name="Shape 185" presentation:style-name="pr10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Simple Object Delegation</text:span></text:p>
          </draw:text-box>
        </draw:frame>
        <draw:frame draw:name="Shape 186" presentation:style-name="pr11" draw:text-style-name="P11" draw:layer="layout" svg:width="11.11cm" svg:height="10.838cm" svg:x="0.866cm" svg:y="3.201cm" presentation:class="outline" presentation:user-transformed="true">
          <draw:text-box>
            <text:p text:style-name="P4"><text:span text:style-name="T21">const base = { <text:s/></text:span></text:p>
            <text:p text:style-name="P27"><text:span text:style-name="T21"><text:s text:c="4"/></text:span><text:span text:style-name="T21">getCoords() {</text:span></text:p>
            <text:p text:style-name="P27"><text:span text:style-name="T21"><text:s text:c="8"/></text:span><text:span text:style-name="T21">return {</text:span></text:p>
            <text:p text:style-name="P27"><text:span text:style-name="T21"><text:s text:c="12"/></text:span><text:span text:style-name="T21">x: this.x,</text:span></text:p>
            <text:p text:style-name="P27"><text:span text:style-name="T21"><text:s text:c="12"/></text:span><text:span text:style-name="T21">y: this.y</text:span></text:p>
            <text:p text:style-name="P27"><text:span text:style-name="T21"><text:s text:c="8"/></text:span><text:span text:style-name="T21">};</text:span></text:p>
            <text:p text:style-name="P27"><text:span text:style-name="T21"><text:s text:c="4"/></text:span><text:span text:style-name="T21">},</text:span></text:p>
            <text:p text:style-name="P27"><text:span text:style-name="T21"/></text:p>
            <text:p text:style-name="P27"><text:span text:style-name="T21"><text:s text:c="4"/></text:span><text:span text:style-name="T21">getType() {</text:span></text:p>
            <text:p text:style-name="P27"><text:span text:style-name="T21"><text:s text:c="8"/></text:span><text:span text:style-name="T21">return this.type || ‘base’;</text:span></text:p>
            <text:p text:style-name="P27"><text:span text:style-name="T21"><text:s text:c="4"/></text:span><text:span text:style-name="T21">}</text:span></text:p>
            <text:p text:style-name="P27"><text:span text:style-name="T21">};</text:span></text:p>
            <text:p text:style-name="P27"><text:span text:style-name="T21"/></text:p>
            <text:p text:style-name="P27"><text:span text:style-name="T21">const square = Object.create(base, {</text:span></text:p>
            <text:p text:style-name="P27"><text:span text:style-name="T21"><text:s text:c="4"/></text:span><text:span text:style-name="T21">type: { value: ‘square’ }</text:span></text:p>
            <text:p text:style-name="P28"><text:span text:style-name="T21">});</text:span></text:p>
          </draw:text-box>
        </draw:frame>
        <draw:frame draw:name="Shape 187" presentation:style-name="pr15" draw:text-style-name="P31" xml:id="id20" draw:id="id20" draw:layer="layout" svg:width="11.492cm" svg:height="5.409cm" svg:x="13.423cm" svg:y="3.201cm" presentation:class="outline" presentation:user-transformed="true">
          <draw:text-box>
            <text:p text:style-name="P4"><text:span text:style-name="T22">// Let’s setup our delegation.</text:span></text:p>
            <text:p text:style-name="P29"><text:span text:style-name="T22">const mySquare = Object.create(square, {</text:span></text:p>
            <text:p text:style-name="P29"><text:span text:style-name="T22"><text:s text:c="4"/></text:span><text:span text:style-name="T22">x: { value: 100 },</text:span></text:p>
            <text:p text:style-name="P29"><text:span text:style-name="T22"><text:s text:c="4"/></text:span><text:span text:style-name="T22">y: { value: 100 }</text:span></text:p>
            <text:p text:style-name="P29"><text:span text:style-name="T22">});</text:span></text:p>
            <text:p text:style-name="P29"><text:span text:style-name="T22"/></text:p>
            <text:p text:style-name="P29"><text:span text:style-name="T22">mySquare.getType(); // ‘square’</text:span></text:p>
            <text:p text:style-name="P29"><text:span text:style-name="T22">mySquare.getCoords(); // { x: 100, y: 100 }</text:span></text:p>
            <text:p text:style-name="P29"><text:span text:style-name="T22"/></text:p>
            <text:p text:style-name="P29"><text:span text:style-name="T22"/></text:p>
            <text:p text:style-name="P29"><text:span text:style-name="T22"/></text:p>
            <text:p text:style-name="P29"><text:span text:style-name="T22"/></text:p>
            <text:p text:style-name="P29"><text:span text:style-name="T22"/></text:p>
            <text:p text:style-name="P29"><text:span text:style-name="T22"/></text:p>
            <text:p text:style-name="P30"><text:span text:style-name="T22"/></text:p>
          </draw:text-box>
        </draw:frame>
        <anim:par smil:dur="indefinite" smil:restart="never" presentation:node-type="timing-root">
          <anim:par smil:begin="id19.begin">
            <anim:transitionFilter smil:dur="3s" smil:type="pushWipe" smil:subtype="fromLef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0" smil:attributeName="visibility" smil:to="visible"/>
                  <anim:animate smil:dur="1s" smil:targetElement="id20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Shape 182" draw:style-name="gr1" draw:layer="layout" svg:width="16.932cm" svg:height="9.524cm" svg:x="1.059cm" svg:y="1.905cm" draw:page-number="21" presentation:class="page"/>
          <draw:frame draw:name="Shape 183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s linked to other objects!  Neat!" draw:style-name="dp1" draw:master-page-name="TITLE_5f_AND_5f_BODY" presentation:presentation-page-layout-name="AL1T1">
        <draw:frame draw:name="Shape 192" presentation:style-name="pr3" draw:text-style-name="P5" draw:layer="layout" svg:width="23.667cm" svg:height="1.59cm" svg:x="0.866cm" svg:y="0.943cm" presentation:class="title" presentation:user-transformed="true">
          <draw:text-box>
            <text:p text:style-name="P1"><text:span text:style-name="T2">Objects linked to other objects! <text:s/>Neat!</text:span></text:p>
          </draw:text-box>
        </draw:frame>
        <draw:frame draw:name="Shape 193" presentation:style-name="pr4" draw:text-style-name="P9" draw:layer="layout" svg:width="23.667cm" svg:height="10.853cm" svg:x="0.866cm" svg:y="2.827cm" presentation:class="outline" presentation:placeholder="true" presentation:user-transformed="true">
          <draw:text-box/>
        </draw:frame>
        <draw:custom-shape draw:name="Shape 194" draw:style-name="gr4" draw:text-style-name="P23" draw:layer="layout" svg:width="3.932cm" svg:height="1.59cm" svg:x="10.104cm" svg:y="12.09cm">
          <text:p text:style-name="P4"><text:span text:style-name="T23">mySqua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5" draw:style-name="gr5" draw:text-style-name="P19" draw:layer="layout" svg:width="0.022cm" svg:height="2.16cm" draw:transform="rotate (-3.14159265358979) translate (12.082cm 7.1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6" draw:style-name="gr5" draw:text-style-name="P19" draw:layer="layout" svg:width="0.022cm" svg:height="2.16cm" draw:transform="rotate (-3.14159265358979) translate (12.082cm 11.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7" draw:style-name="gr4" draw:text-style-name="P23" draw:layer="layout" svg:width="3.932cm" svg:height="1.59cm" svg:x="10.104cm" svg:y="2.974cm">
          <text:p text:style-name="P4"><text:span text:style-name="T23"><text:s text:c="4"/></text:span><text:span text:style-name="T23">bas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8" draw:style-name="gr4" draw:text-style-name="P23" draw:layer="layout" svg:width="3.932cm" svg:height="1.59cm" svg:x="10.104cm" svg:y="7.532cm">
          <text:p text:style-name="P4"><text:span text:style-name="T23"><text:s text:c="3"/></text:span><text:span text:style-name="T23">squa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189" draw:style-name="gr1" draw:layer="layout" svg:width="16.932cm" svg:height="9.524cm" svg:x="1.059cm" svg:y="1.905cm" draw:page-number="22" presentation:class="page"/>
          <draw:frame draw:name="Shape 190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ers love abstractions!  Here’s one." draw:style-name="dp1" draw:master-page-name="TITLE_5f_AND_5f_BODY" presentation:presentation-page-layout-name="AL1T1">
        <draw:frame draw:name="Shape 203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Programmers love abstractions! <text:s/>Here’s one.</text:span></text:p>
          </draw:text-box>
        </draw:frame>
        <draw:frame draw:name="Shape 204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4"><text:span text:style-name="T21">const delegate = (proto, ...rest) =&gt; {</text:span></text:p>
            <text:p text:style-name="P29"><text:span text:style-name="T21"><text:s text:c="4"/></text:span><text:span text:style-name="T21">const obj = Object.create(proto);</text:span></text:p>
            <text:p text:style-name="P29"><text:span text:style-name="T21"/></text:p>
            <text:p text:style-name="P29"><text:span text:style-name="T21"><text:s text:c="4"/></text:span><text:span text:style-name="T21">return rest.reduce((prev, curr) =&gt;</text:span></text:p>
            <text:p text:style-name="P29"><text:span text:style-name="T21"><text:s text:c="8"/></text:span><text:span text:style-name="T21">Object.assign(obj, curr)</text:span></text:p>
            <text:p text:style-name="P29"><text:span text:style-name="T21"><text:s text:c="4"/></text:span><text:span text:style-name="T21">, obj);</text:span></text:p>
            <text:p text:style-name="P30"><text:span text:style-name="T21">};</text:span></text:p>
          </draw:text-box>
        </draw:frame>
        <presentation:notes draw:style-name="dp2">
          <draw:page-thumbnail draw:name="Shape 200" draw:style-name="gr1" draw:layer="layout" svg:width="16.932cm" svg:height="9.524cm" svg:x="1.059cm" svg:y="1.905cm" draw:page-number="23" presentation:class="page"/>
          <draw:frame draw:name="Shape 201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Object Delegation Revisited" draw:style-name="dp1" draw:master-page-name="TITLE_5f_AND_5f_TWO_5f_COLUMNS" presentation:presentation-page-layout-name="AL2T3">
        <draw:frame draw:name="Shape 209" presentation:style-name="pr10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Simple Object Delegation Revisited</text:span></text:p>
          </draw:text-box>
        </draw:frame>
        <draw:frame draw:name="Shape 210" presentation:style-name="pr11" draw:text-style-name="P11" draw:layer="layout" svg:width="11.11cm" svg:height="9.489cm" svg:x="0.866cm" svg:y="3.201cm" presentation:class="outline" presentation:user-transformed="true">
          <draw:text-box>
            <text:p text:style-name="P4"><text:span text:style-name="T21">const base = { <text:s/></text:span></text:p>
            <text:p text:style-name="P27"><text:span text:style-name="T21"><text:s text:c="4"/></text:span><text:span text:style-name="T21">getCoords() {</text:span></text:p>
            <text:p text:style-name="P27"><text:span text:style-name="T21"><text:s text:c="8"/></text:span><text:span text:style-name="T21">return {</text:span></text:p>
            <text:p text:style-name="P27"><text:span text:style-name="T21"><text:s text:c="12"/></text:span><text:span text:style-name="T21">x: this.x,</text:span></text:p>
            <text:p text:style-name="P27"><text:span text:style-name="T21"><text:s text:c="12"/></text:span><text:span text:style-name="T21">y: this.y</text:span></text:p>
            <text:p text:style-name="P27"><text:span text:style-name="T21"><text:s text:c="8"/></text:span><text:span text:style-name="T21">};</text:span></text:p>
            <text:p text:style-name="P27"><text:span text:style-name="T21"><text:s text:c="4"/></text:span><text:span text:style-name="T21">},</text:span></text:p>
            <text:p text:style-name="P27"><text:span text:style-name="T21"/></text:p>
            <text:p text:style-name="P27"><text:span text:style-name="T21"><text:s text:c="4"/></text:span><text:span text:style-name="T21">getType() {</text:span></text:p>
            <text:p text:style-name="P27"><text:span text:style-name="T21"><text:s text:c="8"/></text:span><text:span text:style-name="T21">return this.type || ‘base’;</text:span></text:p>
            <text:p text:style-name="P27"><text:span text:style-name="T21"><text:s text:c="4"/></text:span><text:span text:style-name="T21">}</text:span></text:p>
            <text:p text:style-name="P27"><text:span text:style-name="T21">};</text:span></text:p>
            <text:p text:style-name="P27"><text:span text:style-name="T21"/></text:p>
            <text:p text:style-name="P27"><text:span text:style-name="T21">const square = </text:span><text:span text:style-name="T24">delegate</text:span><text:span text:style-name="T21">(base, {</text:span></text:p>
            <text:p text:style-name="P27"><text:span text:style-name="T21"><text:s text:c="4"/></text:span><text:span text:style-name="T21">type: ‘square’</text:span></text:p>
            <text:p text:style-name="P28"><text:span text:style-name="T21">});</text:span></text:p>
          </draw:text-box>
        </draw:frame>
        <draw:frame draw:name="Shape 211" presentation:style-name="pr15" draw:text-style-name="P31" draw:layer="layout" svg:width="11.492cm" svg:height="5.491cm" svg:x="13.423cm" svg:y="3.201cm" presentation:class="outline" presentation:user-transformed="true">
          <draw:text-box>
            <text:p text:style-name="P4"><text:span text:style-name="T22">// Let’s setup our delegation.</text:span></text:p>
            <text:p text:style-name="P29"><text:span text:style-name="T22">const mySquare = </text:span><text:span text:style-name="T24">delegate</text:span><text:span text:style-name="T22">(square, {</text:span></text:p>
            <text:p text:style-name="P29"><text:span text:style-name="T22"><text:s text:c="4"/></text:span><text:span text:style-name="T22">x: 100,</text:span></text:p>
            <text:p text:style-name="P29"><text:span text:style-name="T22"><text:s text:c="4"/></text:span><text:span text:style-name="T22">y: 100</text:span></text:p>
            <text:p text:style-name="P29"><text:span text:style-name="T22">});</text:span></text:p>
            <text:p text:style-name="P29"><text:span text:style-name="T22"/></text:p>
            <text:p text:style-name="P29"><text:span text:style-name="T22">mySquare.getType(); // ‘square’</text:span></text:p>
            <text:p text:style-name="P29"><text:span text:style-name="T22">mySquare.getCoords(); // { x: 100, y: 100 }</text:span></text:p>
            <text:p text:style-name="P29"><text:span text:style-name="T22"/></text:p>
            <text:p text:style-name="P29"><text:span text:style-name="T22"/></text:p>
            <text:p text:style-name="P29"><text:span text:style-name="T22"/></text:p>
            <text:p text:style-name="P29"><text:span text:style-name="T22"/></text:p>
            <text:p text:style-name="P29"><text:span text:style-name="T22"/></text:p>
            <text:p text:style-name="P29"><text:span text:style-name="T22"/></text:p>
            <text:p text:style-name="P30"><text:span text:style-name="T22"/></text:p>
          </draw:text-box>
        </draw:frame>
        <presentation:notes draw:style-name="dp2">
          <draw:page-thumbnail draw:name="Shape 206" draw:style-name="gr1" draw:layer="layout" svg:width="16.932cm" svg:height="9.524cm" svg:x="1.059cm" svg:y="1.905cm" draw:page-number="24" presentation:class="page"/>
          <draw:frame draw:name="Shape 207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t’s pretty simple!" draw:style-name="dp1" draw:master-page-name="SECTION_5f_HEADER">
        <draw:frame draw:name="Shape 216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1"><text:span text:style-name="T4">That’s pretty simple!</text:span></text:p>
          </draw:text-box>
        </draw:frame>
        <presentation:notes draw:style-name="dp2">
          <draw:page-thumbnail draw:name="Shape 213" draw:style-name="gr1" draw:layer="layout" svg:width="16.932cm" svg:height="9.524cm" svg:x="1.059cm" svg:y="1.905cm" draw:page-number="25" presentation:class="page"/>
          <draw:frame draw:name="Shape 214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BLANK">
        <presentation:notes draw:style-name="dp2">
          <draw:page-thumbnail draw:name="Shape 218" draw:style-name="gr1" draw:layer="layout" svg:width="16.932cm" svg:height="9.524cm" svg:x="1.059cm" svg:y="1.905cm" draw:page-number="26" presentation:class="page"/>
          <draw:frame draw:name="Shape 219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alas, it was not meant to be..." draw:style-name="dp1" draw:master-page-name="MAIN_5f_POINT">
        <draw:frame draw:name="Shape 225" presentation:style-name="pr1" draw:text-style-name="P2" draw:layer="layout" svg:width="17.297cm" svg:height="11.362cm" svg:x="1.362cm" svg:y="1.462cm" presentation:class="title" presentation:user-transformed="true">
          <draw:text-box>
            <text:p text:style-name="P4"><text:span text:style-name="T1">But alas, it was not meant to be...</text:span></text:p>
          </draw:text-box>
        </draw:frame>
        <presentation:notes draw:style-name="dp2">
          <draw:page-thumbnail draw:name="Shape 222" draw:style-name="gr1" draw:layer="layout" svg:width="16.932cm" svg:height="9.524cm" svg:x="1.059cm" svg:y="1.905cm" draw:page-number="27" presentation:class="page"/>
          <draw:frame draw:name="Shape 22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ECTION_5f_HEADER">
        <draw:frame draw:name="Shape 230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1"><text:span text:style-name="T4">In the mid-aughts, JavaScript libraries and frameworks began emerging, and the thought was to make them </text:span><text:span text:style-name="T10">“look more like Java”</text:span><text:span text:style-name="T4"> to gain adoption.</text:span><text:span text:style-name="T4"><text:line-break/></text:span><text:span text:style-name="T4"><text:line-break/></text:span><text:span text:style-name="T4">We need classes!</text:span></text:p>
          </draw:text-box>
        </draw:frame>
        <presentation:notes draw:style-name="dp2">
          <draw:page-thumbnail draw:name="Shape 227" draw:style-name="gr1" draw:layer="layout" svg:width="16.932cm" svg:height="9.524cm" svg:x="1.059cm" svg:y="1.905cm" draw:page-number="28" presentation:class="page"/>
          <draw:frame draw:name="Shape 228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aside…" draw:style-name="dp1" draw:master-page-name="MAIN_5f_POINT">
        <draw:frame draw:name="Shape 235" presentation:style-name="pr1" draw:text-style-name="P2" draw:layer="layout" svg:width="17.297cm" svg:height="11.362cm" svg:x="1.362cm" svg:y="1.462cm" presentation:class="title" presentation:user-transformed="true">
          <draw:text-box>
            <text:p text:style-name="P4"><text:span text:style-name="T1">Quick aside…</text:span></text:p>
          </draw:text-box>
        </draw:frame>
        <presentation:notes draw:style-name="dp2">
          <draw:page-thumbnail draw:name="Shape 232" draw:style-name="gr1" draw:layer="layout" svg:width="16.932cm" svg:height="9.524cm" svg:x="1.059cm" svg:y="1.905cm" draw:page-number="29" presentation:class="page"/>
          <draw:frame draw:name="Shape 23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Thoughts..." draw:style-name="dp1" draw:master-page-name="TITLE_5f_AND_5f_BODY" presentation:presentation-page-layout-name="AL1T1">
        <draw:frame draw:name="Shape 24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Two Thoughts...</text:span></text:p>
          </draw:text-box>
        </draw:frame>
        <draw:frame draw:name="Shape 241" presentation:style-name="pr4" draw:text-style-name="P9" xml:id="id21" draw:id="id21" draw:layer="layout" svg:width="23.667cm" svg:height="1.825cm" svg:x="0.866cm" svg:y="3.201cm" presentation:class="outline" presentation:user-transformed="true">
          <draw:text-box>
            <text:list text:style-name="L8">
              <text:list-item>
                <text:p text:style-name="P25"><text:span text:style-name="T3">Isn’t that a really long time ago?</text:span></text:p>
              </text:list-item>
            </text:list>
          </draw:text-box>
        </draw:frame>
        <draw:custom-shape draw:name="Shape 242" draw:style-name="gr2" draw:text-style-name="P11" xml:id="id22" draw:id="id22" draw:layer="layout" svg:width="15.647cm" svg:height="1.825cm" svg:x="0.866cm" svg:y="4.482cm">
          <text:list text:style-name="L11">
            <text:list-item>
              <text:p text:style-name="P14"><text:span text:style-name="T3">Isn’t it time we revisit (and rethink) that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Shape 237" draw:style-name="gr1" draw:layer="layout" svg:width="16.932cm" svg:height="9.524cm" svg:x="1.059cm" svg:y="1.905cm" draw:page-number="30" presentation:class="page"/>
          <draw:frame draw:name="Shape 23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k, moving on..." draw:style-name="dp1" draw:master-page-name="MAIN_5f_POINT">
        <draw:frame draw:name="Shape 247" presentation:style-name="pr1" draw:text-style-name="P2" draw:layer="layout" svg:width="17.297cm" svg:height="11.362cm" svg:x="1.362cm" svg:y="1.462cm" presentation:class="title" presentation:user-transformed="true">
          <draw:text-box>
            <text:p text:style-name="P4"><text:span text:style-name="T1">Ok, moving on...</text:span></text:p>
          </draw:text-box>
        </draw:frame>
        <presentation:notes draw:style-name="dp2">
          <draw:page-thumbnail draw:name="Shape 244" draw:style-name="gr1" draw:layer="layout" svg:width="16.932cm" svg:height="9.524cm" svg:x="1.059cm" svg:y="1.905cm" draw:page-number="31" presentation:class="page"/>
          <draw:frame draw:name="Shape 24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cal inheritance" draw:style-name="dp1" draw:master-page-name="TITLE_5f_AND_5f_TWO_5f_COLUMNS" presentation:presentation-page-layout-name="AL2T3">
        <draw:frame draw:name="Shape 252" presentation:style-name="pr10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Classical inheritance</text:span></text:p>
          </draw:text-box>
        </draw:frame>
        <draw:frame draw:name="Shape 253" presentation:style-name="pr11" draw:text-style-name="P11" draw:layer="layout" svg:width="11.11cm" svg:height="9.489cm" svg:x="0.866cm" svg:y="3.201cm" presentation:class="outline" presentation:user-transformed="true">
          <draw:text-box>
            <text:p text:style-name="P4"><text:span text:style-name="T21">function Base(type) {</text:span></text:p>
            <text:p text:style-name="P27"><text:span text:style-name="T21"><text:s text:c="4"/></text:span><text:span text:style-name="T21">this.type = type || ‘base’;</text:span></text:p>
            <text:p text:style-name="P27"><text:span text:style-name="T21">}</text:span></text:p>
            <text:p text:style-name="P27"><text:span text:style-name="T21"/></text:p>
            <text:p text:style-name="P27"><text:span text:style-name="T21">Base.prototype.getCoords = function () {</text:span></text:p>
            <text:p text:style-name="P27"><text:span text:style-name="T21"><text:s text:c="4"/></text:span><text:span text:style-name="T21">return {</text:span></text:p>
            <text:p text:style-name="P27"><text:span text:style-name="T21"><text:s text:c="8"/></text:span><text:span text:style-name="T21">x: this.x,</text:span></text:p>
            <text:p text:style-name="P27"><text:span text:style-name="T21"><text:s text:c="8"/></text:span><text:span text:style-name="T21">y: this.y</text:span></text:p>
            <text:p text:style-name="P27"><text:span text:style-name="T21"><text:s text:c="4"/></text:span><text:span text:style-name="T21">};</text:span></text:p>
            <text:p text:style-name="P27"><text:span text:style-name="T21">};</text:span></text:p>
            <text:p text:style-name="P27"><text:span text:style-name="T21"/></text:p>
            <text:p text:style-name="P27"><text:span text:style-name="T21">Base.prototype.getType = function () {</text:span></text:p>
            <text:p text:style-name="P27"><text:span text:style-name="T21"><text:s text:c="4"/></text:span><text:span text:style-name="T21">return this.type;</text:span></text:p>
            <text:p text:style-name="P28"><text:span text:style-name="T21">};</text:span></text:p>
          </draw:text-box>
        </draw:frame>
        <draw:frame draw:name="Shape 254" presentation:style-name="pr11" draw:text-style-name="P11" draw:layer="layout" svg:width="11.542cm" svg:height="6.469cm" svg:x="13.423cm" svg:y="3.201cm" presentation:class="outline" presentation:user-transformed="true">
          <draw:text-box>
            <text:p text:style-name="P4"><text:span text:style-name="T21">function Square(x, y) {</text:span></text:p>
            <text:p text:style-name="P27"><text:span text:style-name="T21"><text:s text:c="4"/></text:span><text:span text:style-name="T21">Base.call(this, ‘square’);</text:span></text:p>
            <text:p text:style-name="P27"><text:span text:style-name="T21"/></text:p>
            <text:p text:style-name="P27"><text:span text:style-name="T21"><text:s text:c="4"/></text:span><text:span text:style-name="T21">this.x = x;</text:span></text:p>
            <text:p text:style-name="P27"><text:span text:style-name="T21"><text:s text:c="4"/></text:span><text:span text:style-name="T21">this.y = y;</text:span></text:p>
            <text:p text:style-name="P27"><text:span text:style-name="T21">}</text:span></text:p>
            <text:p text:style-name="P27"><text:span text:style-name="T21"/></text:p>
            <text:p text:style-name="P27"><text:span text:style-name="T21">Square.prototype = new Base();</text:span></text:p>
            <text:p text:style-name="P27"><text:span text:style-name="T21">Square.prototype.constructor = Square;</text:span></text:p>
            <text:p text:style-name="P27"><text:span text:style-name="T21"/></text:p>
            <text:p text:style-name="P27"><text:span text:style-name="T21"/></text:p>
            <text:p text:style-name="P32"><text:span text:style-name="T21"/></text:p>
          </draw:text-box>
        </draw:frame>
        <draw:custom-shape draw:name="Shape 255" draw:style-name="gr6" draw:text-style-name="P11" draw:layer="layout" svg:width="15.647cm" svg:height="1.825cm" svg:x="14.67cm" svg:y="10.486cm">
          <text:p text:style-name="P4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7" draw:text-style-name="P31" xml:id="id23" draw:id="id23" draw:layer="layout" svg:width="11.432cm" svg:height="3.954cm" svg:x="13.423cm" svg:y="9.937cm">
          <text:p text:style-name="P4"><text:span text:style-name="T22">// Let’s setup our delegation.</text:span></text:p>
          <text:p text:style-name="P29"><text:span text:style-name="T22">const mySquare = new Square(100, 100);</text:span></text:p>
          <text:p text:style-name="P27"><text:span text:style-name="T22"/></text:p>
          <text:p text:style-name="P27"><text:span text:style-name="T22">mySquare.getType(); // ‘square’</text:span></text:p>
          <text:p text:style-name="P30"><text:span text:style-name="T22">mySquare.getCoords(); // { x: 100, y: 100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name="Shape 249" draw:style-name="gr1" draw:layer="layout" svg:width="16.932cm" svg:height="9.524cm" svg:x="1.059cm" svg:y="1.905cm" draw:page-number="32" presentation:class="page"/>
          <draw:frame draw:name="Shape 250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s linked to other objects!  Neat!" draw:style-name="dp1" draw:master-page-name="TITLE_5f_AND_5f_BODY" presentation:presentation-page-layout-name="AL1T1">
        <draw:frame draw:name="Shape 261" presentation:style-name="pr3" draw:text-style-name="P5" draw:layer="layout" svg:width="23.667cm" svg:height="1.59cm" svg:x="0.866cm" svg:y="0.943cm" presentation:class="title" presentation:user-transformed="true">
          <draw:text-box>
            <text:p text:style-name="P1"><text:span text:style-name="T2">Objects linked to other objects! <text:s/>Neat!</text:span></text:p>
          </draw:text-box>
        </draw:frame>
        <draw:frame draw:name="Shape 262" presentation:style-name="pr4" draw:text-style-name="P9" draw:layer="layout" svg:width="23.667cm" svg:height="10.853cm" svg:x="0.866cm" svg:y="2.827cm" presentation:class="outline" presentation:placeholder="true" presentation:user-transformed="true">
          <draw:text-box/>
        </draw:frame>
        <draw:custom-shape draw:name="Shape 263" draw:style-name="gr4" draw:text-style-name="P23" draw:layer="layout" svg:width="3.932cm" svg:height="1.59cm" svg:x="10.104cm" svg:y="12.09cm">
          <text:p text:style-name="P4"><text:span text:style-name="T23">mySqua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64" draw:style-name="gr5" draw:text-style-name="P19" draw:layer="layout" svg:width="0.022cm" svg:height="2.16cm" draw:transform="rotate (-3.14159265358979) translate (12.082cm 7.1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5" draw:text-style-name="P19" draw:layer="layout" svg:width="0.022cm" svg:height="2.16cm" draw:transform="rotate (-3.14159265358979) translate (12.082cm 11.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6" draw:style-name="gr4" draw:text-style-name="P23" draw:layer="layout" svg:width="6.179cm" svg:height="1.59cm" svg:x="9.097cm" svg:y="7.532cm">
          <text:p text:style-name="P33"><text:span text:style-name="T23">Square.prototyp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67" draw:style-name="gr4" draw:text-style-name="P23" draw:layer="layout" svg:width="6.179cm" svg:height="1.59cm" svg:x="8.98cm" svg:y="2.974cm">
          <text:p text:style-name="P1"><text:span text:style-name="T23">Base.prototyp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258" draw:style-name="gr1" draw:layer="layout" svg:width="16.932cm" svg:height="9.524cm" svg:x="1.059cm" svg:y="1.905cm" draw:page-number="33" presentation:class="page"/>
          <draw:frame draw:name="Shape 25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ONLY" presentation:presentation-page-layout-name="AL3T19">
        <draw:frame draw:name="Shape 272" presentation:style-name="pr1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Yay, I see a `new` operator, and things are capitalized! <text:s/>And is that supposed to be a constructor function?!? But...</text:span></text:p>
          </draw:text-box>
        </draw:frame>
        <presentation:notes draw:style-name="dp2">
          <draw:page-thumbnail draw:name="Shape 269" draw:style-name="gr1" draw:layer="layout" svg:width="16.932cm" svg:height="9.524cm" svg:x="1.059cm" svg:y="1.905cm" draw:page-number="34" presentation:class="page"/>
          <draw:frame draw:name="Shape 270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CAPTION_5f_ONLY">
        <draw:frame draw:name="Shape 277" presentation:style-name="pr8" draw:text-style-name="P13" draw:layer="layout" svg:width="16.662cm" svg:height="1.68cm" svg:x="0.866cm" svg:y="11.752cm" presentation:class="outline" presentation:user-transformed="true">
          <draw:text-box>
            <text:p text:style-name="P4"><text:span text:style-name="T25">That’s kind of gross, and I don’t need or want to know all that ‘prototype’ stuff. <text:s/>Can we clean that up?</text:span></text:p>
          </draw:text-box>
        </draw:frame>
        <presentation:notes draw:style-name="dp2">
          <draw:page-thumbnail draw:name="Shape 274" draw:style-name="gr1" draw:layer="layout" svg:width="16.932cm" svg:height="9.524cm" svg:x="1.059cm" svg:y="1.905cm" draw:page-number="35" presentation:class="page"/>
          <draw:frame draw:name="Shape 275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2015" draw:style-name="dp1" draw:master-page-name="MAIN_5f_POINT">
        <draw:frame draw:name="Shape 282" presentation:style-name="pr1" draw:text-style-name="P2" draw:layer="layout" svg:width="17.297cm" svg:height="11.362cm" svg:x="1.362cm" svg:y="1.462cm" presentation:class="title" presentation:user-transformed="true">
          <draw:text-box>
            <text:p text:style-name="P4"><text:span text:style-name="T1">ES2015</text:span></text:p>
          </draw:text-box>
        </draw:frame>
        <presentation:notes draw:style-name="dp2">
          <draw:page-thumbnail draw:name="Shape 279" draw:style-name="gr1" draw:layer="layout" svg:width="16.932cm" svg:height="9.524cm" svg:x="1.059cm" svg:y="1.905cm" draw:page-number="36" presentation:class="page"/>
          <draw:frame draw:name="Shape 280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2015 class syntax&#10;" draw:style-name="dp6" draw:master-page-name="TITLE_5f_AND_5f_TWO_5f_COLUMNS" presentation:presentation-page-layout-name="AL2T3" xml:id="id24" draw:id="id24">
        <draw:frame draw:name="Shape 287" presentation:style-name="pr10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ES2015 class syntax</text:span><text:span text:style-name="T2"><text:line-break/></text:span><text:span text:style-name="T2"/></text:p>
          </draw:text-box>
        </draw:frame>
        <draw:frame draw:name="Shape 288" presentation:style-name="pr11" draw:text-style-name="P11" draw:layer="layout" svg:width="11.11cm" svg:height="9.489cm" svg:x="0.866cm" svg:y="3.201cm" presentation:class="outline" presentation:user-transformed="true">
          <draw:text-box>
            <text:p text:style-name="P4"><text:span text:style-name="T21">class Base {</text:span></text:p>
            <text:p text:style-name="P27"><text:span text:style-name="T21"><text:s text:c="4"/></text:span><text:span text:style-name="T21">constructor(type) {</text:span></text:p>
            <text:p text:style-name="P27"><text:span text:style-name="T21"><text:s text:c="8"/></text:span><text:span text:style-name="T21">this.type = type || ‘base’;</text:span></text:p>
            <text:p text:style-name="P27"><text:span text:style-name="T21"><text:s text:c="4"/></text:span><text:span text:style-name="T21">}</text:span></text:p>
            <text:p text:style-name="P27"><text:span text:style-name="T21"/></text:p>
            <text:p text:style-name="P27"><text:span text:style-name="T21"><text:s text:c="4"/></text:span><text:span text:style-name="T21">getCoords() {</text:span></text:p>
            <text:p text:style-name="P27"><text:span text:style-name="T21"><text:s text:c="8"/></text:span><text:span text:style-name="T21">return {</text:span></text:p>
            <text:p text:style-name="P27"><text:span text:style-name="T21"><text:s text:c="12"/></text:span><text:span text:style-name="T21">x: this.x,</text:span></text:p>
            <text:p text:style-name="P27"><text:span text:style-name="T21"><text:s text:c="12"/></text:span><text:span text:style-name="T21">y: this.y</text:span></text:p>
            <text:p text:style-name="P27"><text:span text:style-name="T21"><text:s text:c="8"/></text:span><text:span text:style-name="T21">};</text:span></text:p>
            <text:p text:style-name="P27"><text:span text:style-name="T21"><text:s text:c="4"/></text:span><text:span text:style-name="T21">}</text:span></text:p>
            <text:p text:style-name="P27"><text:span text:style-name="T21"/></text:p>
            <text:p text:style-name="P27"><text:span text:style-name="T21"><text:s text:c="4"/></text:span><text:span text:style-name="T21">getType() {</text:span></text:p>
            <text:p text:style-name="P27"><text:span text:style-name="T21"><text:s text:c="8"/></text:span><text:span text:style-name="T21">return this.type;</text:span></text:p>
            <text:p text:style-name="P28"><text:span text:style-name="T21"><text:s text:c="4"/></text:span><text:span text:style-name="T21">}</text:span><text:span text:style-name="T21"><text:line-break/></text:span><text:span text:style-name="T21">}</text:span></text:p>
          </draw:text-box>
        </draw:frame>
        <draw:frame draw:name="Shape 289" presentation:style-name="pr11" draw:text-style-name="P11" draw:layer="layout" svg:width="11.443cm" svg:height="5.572cm" svg:x="13.423cm" svg:y="3.201cm" presentation:class="outline" presentation:user-transformed="true">
          <draw:text-box>
            <text:p text:style-name="P4"><text:span text:style-name="T21">class Square extends Base {</text:span></text:p>
            <text:p text:style-name="P27"><text:span text:style-name="T21"><text:s text:c="4"/></text:span><text:span text:style-name="T21">constructor(x, y) {</text:span></text:p>
            <text:p text:style-name="P27"><text:span text:style-name="T21"><text:s text:c="8"/></text:span><text:span text:style-name="T21">super(‘square’);</text:span></text:p>
            <text:p text:style-name="P27"><text:span text:style-name="T21"/></text:p>
            <text:p text:style-name="P27"><text:span text:style-name="T21"><text:s text:c="8"/></text:span><text:span text:style-name="T21">this.x = x;</text:span></text:p>
            <text:p text:style-name="P27"><text:span text:style-name="T21"><text:s text:c="8"/></text:span><text:span text:style-name="T21">this.y = y;</text:span></text:p>
            <text:p text:style-name="P27"><text:span text:style-name="T21"><text:s text:c="4"/></text:span><text:span text:style-name="T21">}</text:span><text:span text:style-name="T21"><text:line-break/></text:span><text:span text:style-name="T21">}</text:span></text:p>
            <text:p text:style-name="P27"><text:span text:style-name="T21"/></text:p>
            <text:p text:style-name="P27"><text:span text:style-name="T26"/></text:p>
            <text:p text:style-name="P30"><text:span text:style-name="T21"/></text:p>
          </draw:text-box>
        </draw:frame>
        <draw:custom-shape draw:name="Shape 290" draw:style-name="gr7" draw:text-style-name="P31" xml:id="id25" draw:id="id25" draw:layer="layout" svg:width="11.443cm" svg:height="3.775cm" svg:x="13.423cm" svg:y="9.149cm">
          <text:p text:style-name="P4"><text:span text:style-name="T22">// Let’s setup our delegation.</text:span></text:p>
          <text:p text:style-name="P29"><text:span text:style-name="T22">const mySquare = new Square(100, 100);</text:span></text:p>
          <text:p text:style-name="P27"><text:span text:style-name="T22"/></text:p>
          <text:p text:style-name="P27"><text:span text:style-name="T22">mySquare.getType(); // ‘square’</text:span></text:p>
          <text:p text:style-name="P30"><text:span text:style-name="T22">mySquare.getCoords(); // { x: 100, y: 100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4.begin">
            <anim:transitionFilter smil:dur="3s" smil:type="miscShapeWipe" smil:subtype="cornersOu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5" smil:attributeName="visibility" smil:to="visible"/>
                  <anim:animate smil:dur="1s" smil:targetElement="id25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Shape 284" draw:style-name="gr1" draw:layer="layout" svg:width="16.932cm" svg:height="9.524cm" svg:x="1.059cm" svg:y="1.905cm" draw:page-number="37" presentation:class="page"/>
          <draw:frame draw:name="Shape 285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s linked to other objects!  Neat!" draw:style-name="dp1" draw:master-page-name="TITLE_5f_AND_5f_BODY" presentation:presentation-page-layout-name="AL1T1">
        <draw:frame draw:name="Shape 295" presentation:style-name="pr3" draw:text-style-name="P5" draw:layer="layout" svg:width="23.667cm" svg:height="1.59cm" svg:x="0.866cm" svg:y="0.943cm" presentation:class="title" presentation:user-transformed="true">
          <draw:text-box>
            <text:p text:style-name="P1"><text:span text:style-name="T2">Objects linked to other objects! <text:s/>Neat!</text:span></text:p>
          </draw:text-box>
        </draw:frame>
        <draw:frame draw:name="Shape 296" presentation:style-name="pr4" draw:text-style-name="P9" draw:layer="layout" svg:width="23.667cm" svg:height="10.853cm" svg:x="0.866cm" svg:y="2.827cm" presentation:class="outline" presentation:placeholder="true" presentation:user-transformed="true">
          <draw:text-box/>
        </draw:frame>
        <draw:custom-shape draw:name="Shape 297" draw:style-name="gr4" draw:text-style-name="P23" draw:layer="layout" svg:width="3.932cm" svg:height="1.59cm" svg:x="10.104cm" svg:y="12.09cm">
          <text:p text:style-name="P4"><text:span text:style-name="T23">mySquar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8" draw:style-name="gr5" draw:text-style-name="P19" draw:layer="layout" svg:width="0.022cm" svg:height="2.16cm" draw:transform="rotate (-3.14159265358979) translate (12.082cm 7.1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9" draw:style-name="gr5" draw:text-style-name="P19" draw:layer="layout" svg:width="0.022cm" svg:height="2.16cm" draw:transform="rotate (-3.14159265358979) translate (12.082cm 11.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0" draw:style-name="gr4" draw:text-style-name="P23" draw:layer="layout" svg:width="6.179cm" svg:height="1.59cm" svg:x="9.097cm" svg:y="7.532cm">
          <text:p text:style-name="P33"><text:span text:style-name="T23">Square.prototyp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1" draw:style-name="gr4" draw:text-style-name="P23" draw:layer="layout" svg:width="6.179cm" svg:height="1.59cm" svg:x="8.98cm" svg:y="2.974cm">
          <text:p text:style-name="P1"><text:span text:style-name="T23">Base.prototyp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292" draw:style-name="gr1" draw:layer="layout" svg:width="16.932cm" svg:height="9.524cm" svg:x="1.059cm" svg:y="1.905cm" draw:page-number="38" presentation:class="page"/>
          <draw:frame draw:name="Shape 293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prototype properties are desired, encapsulation is broken.&#10;" draw:style-name="dp1" draw:master-page-name="TITLE_5f_AND_5f_TWO_5f_COLUMNS" presentation:presentation-page-layout-name="AL2T3">
        <draw:frame draw:name="Shape 306" presentation:style-name="pr10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If prototype properties are desired, encapsulation is broken.</text:span><text:span text:style-name="T6"><text:line-break/></text:span><text:span text:style-name="T6"/></text:p>
          </draw:text-box>
        </draw:frame>
        <draw:frame draw:name="Shape 307" presentation:style-name="pr11" draw:text-style-name="P11" draw:layer="layout" svg:width="11.11cm" svg:height="9.489cm" svg:x="0.866cm" svg:y="3.201cm" presentation:class="outline" presentation:user-transformed="true">
          <draw:text-box>
            <text:p text:style-name="P4"><text:span text:style-name="T21">…</text:span></text:p>
            <text:p text:style-name="P27"><text:span text:style-name="T21"/></text:p>
            <text:p text:style-name="P27"><text:span text:style-name="T21">class Square extends Base {</text:span></text:p>
            <text:p text:style-name="P27"><text:span text:style-name="T21"><text:s text:c="4"/></text:span><text:span text:style-name="T21">constructor(x, y) {</text:span></text:p>
            <text:p text:style-name="P27"><text:span text:style-name="T21"><text:s text:c="8"/></text:span><text:span text:style-name="T21">super(‘square’);</text:span></text:p>
            <text:p text:style-name="P27"><text:span text:style-name="T21"/></text:p>
            <text:p text:style-name="P27"><text:span text:style-name="T21"><text:s text:c="8"/></text:span><text:span text:style-name="T21">this.x = x;</text:span></text:p>
            <text:p text:style-name="P27"><text:span text:style-name="T21"><text:s text:c="8"/></text:span><text:span text:style-name="T21">this.y = y;</text:span></text:p>
            <text:p text:style-name="P27"><text:span text:style-name="T21"><text:s text:c="4"/></text:span><text:span text:style-name="T21">}</text:span><text:span text:style-name="T21"><text:line-break/></text:span><text:span text:style-name="T21">}</text:span></text:p>
            <text:p text:style-name="P27"><text:span text:style-name="T21"/></text:p>
            <text:p text:style-name="P28"><text:span text:style-name="T21">Square.prototype.total = 0;</text:span></text:p>
          </draw:text-box>
        </draw:frame>
        <draw:frame draw:name="Shape 308" presentation:style-name="pr11" draw:text-style-name="P11" xml:id="id26" draw:id="id26" draw:layer="layout" svg:width="13.038cm" svg:height="6.17cm" svg:x="11.977cm" svg:y="4.478cm" presentation:class="outline" presentation:user-transformed="true">
          <draw:text-box>
            <text:p text:style-name="P4"><text:span text:style-name="T21">Hey, wait, where’d that ‘prototype’ come from? <text:s/>You promised I could avoid that in ES2015 with classes!</text:span></text:p>
            <text:p text:style-name="P27"><text:span text:style-name="T21"/></text:p>
            <text:p text:style-name="P27"><text:span text:style-name="T21">Furthermore, how would I have known I could use that? <text:s/>There’s nothing else in the code that indicates it!</text:span></text:p>
            <text:p text:style-name="P27"><text:span text:style-name="T21"/></text:p>
            <text:p text:style-name="P28"><text:span text:style-name="T21">So...it must be magic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6" smil:attributeName="visibility" smil:to="visible"/>
                  <anim:animate smil:dur="1s" smil:targetElement="id26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Shape 303" draw:style-name="gr1" draw:layer="layout" svg:width="16.932cm" svg:height="9.524cm" svg:x="1.059cm" svg:y="1.905cm" draw:page-number="39" presentation:class="page"/>
          <draw:frame draw:name="Shape 304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there be dragons.&#10;" draw:style-name="dp1" draw:master-page-name="TITLE_5f_AND_5f_TWO_5f_COLUMNS" presentation:presentation-page-layout-name="AL2T3">
        <draw:frame draw:name="Shape 313" presentation:style-name="pr10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And there be dragons.</text:span><text:span text:style-name="T6"><text:line-break/></text:span><text:span text:style-name="T6"/></text:p>
          </draw:text-box>
        </draw:frame>
        <draw:frame draw:name="Shape 314" presentation:style-name="pr11" draw:text-style-name="P11" draw:layer="layout" svg:width="11.11cm" svg:height="9.489cm" svg:x="0.866cm" svg:y="3.201cm" presentation:class="outline" presentation:user-transformed="true">
          <draw:text-box>
            <text:p text:style-name="P4"><text:span text:style-name="T21">…</text:span></text:p>
            <text:p text:style-name="P27"><text:span text:style-name="T21"/></text:p>
            <text:p text:style-name="P27"><text:span text:style-name="T21">class Square extends Base {</text:span></text:p>
            <text:p text:style-name="P27"><text:span text:style-name="T21"><text:s text:c="4"/></text:span><text:span text:style-name="T21">constructor(x, y) {</text:span></text:p>
            <text:p text:style-name="P27"><text:span text:style-name="T21"><text:s text:c="8"/></text:span><text:span text:style-name="T21">super(‘square’);</text:span></text:p>
            <text:p text:style-name="P27"><text:span text:style-name="T21"/></text:p>
            <text:p text:style-name="P27"><text:span text:style-name="T21"><text:s text:c="8"/></text:span><text:span text:style-name="T21">this.x = x;</text:span></text:p>
            <text:p text:style-name="P27"><text:span text:style-name="T21"><text:s text:c="8"/></text:span><text:span text:style-name="T21">this.y = y;</text:span></text:p>
            <text:p text:style-name="P27"><text:span text:style-name="T21"/></text:p>
            <text:p text:style-name="P27"><text:span text:style-name="T21"><text:s text:c="8"/></text:span></text:p>
            <text:p text:style-name="P27"><text:span text:style-name="T21"><text:s text:c="4"/></text:span><text:span text:style-name="T21">}</text:span><text:span text:style-name="T21"><text:line-break/></text:span><text:span text:style-name="T21">}</text:span></text:p>
            <text:p text:style-name="P27"><text:span text:style-name="T21"/></text:p>
            <text:p text:style-name="P28"><text:span text:style-name="T21">Square.prototype.total = 0;</text:span></text:p>
          </draw:text-box>
        </draw:frame>
        <draw:frame draw:name="Shape 315" presentation:style-name="pr11" draw:text-style-name="P11" draw:layer="layout" svg:width="12.172cm" svg:height="1.953cm" svg:x="12.361cm" svg:y="2.827cm" presentation:class="outline" presentation:user-transformed="true">
          <draw:text-box>
            <text:p text:style-name="P33"><text:span text:style-name="T21">// Let’s setup our delegation.</text:span></text:p>
            <text:p text:style-name="P29"><text:span text:style-name="T21">const mySquare = new Square(100, 100);</text:span></text:p>
            <text:p text:style-name="P27"><text:span text:style-name="T21"/></text:p>
            <text:p text:style-name="P28"><text:span text:style-name="T21"/></text:p>
          </draw:text-box>
        </draw:frame>
        <draw:custom-shape draw:name="Shape 316" draw:style-name="gr2" draw:text-style-name="P11" draw:layer="layout" svg:width="3.886cm" svg:height="1.037cm" svg:x="2.897cm" svg:y="9.121cm">
          <text:p text:style-name="P34"><text:span text:style-name="T21">this.total++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2" draw:text-style-name="P11" xml:id="id27" draw:id="id27" draw:layer="layout" svg:width="11.446cm" svg:height="2.467cm" svg:x="12.361cm" svg:y="4.482cm">
          <text:p text:style-name="P4"><text:span text:style-name="T21">mySquare.total; // 1</text:span></text:p>
          <text:p text:style-name="P27"><text:span text:style-name="T21">mySquare.hasOwnProperty(‘total’); // true!</text:span></text:p>
          <text:p text:style-name="P28"><text:span text:style-name="T21">Square.prototype.total; // 0...what?!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name="Shape 310" draw:style-name="gr1" draw:layer="layout" svg:width="16.932cm" svg:height="9.524cm" svg:x="1.059cm" svg:y="1.905cm" draw:page-number="40" presentation:class="page"/>
          <draw:frame draw:name="Shape 311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f course there’s a fix, but it stinks.&#10;" draw:style-name="dp1" draw:master-page-name="TITLE_5f_AND_5f_TWO_5f_COLUMNS" presentation:presentation-page-layout-name="AL2T3">
        <draw:frame draw:name="Shape 322" presentation:style-name="pr10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Of course there’s a fix, but it stinks.</text:span><text:span text:style-name="T6"><text:line-break/></text:span><text:span text:style-name="T6"/></text:p>
          </draw:text-box>
        </draw:frame>
        <draw:frame draw:name="Shape 323" presentation:style-name="pr11" draw:text-style-name="P11" draw:layer="layout" svg:width="11.11cm" svg:height="9.489cm" svg:x="0.866cm" svg:y="3.201cm" presentation:class="outline" presentation:user-transformed="true">
          <draw:text-box>
            <text:p text:style-name="P4"><text:span text:style-name="T21">…</text:span></text:p>
            <text:p text:style-name="P27"><text:span text:style-name="T21"/></text:p>
            <text:p text:style-name="P27"><text:span text:style-name="T21">class Square extends Base {</text:span></text:p>
            <text:p text:style-name="P27"><text:span text:style-name="T21"><text:s text:c="4"/></text:span><text:span text:style-name="T21">constructor(x, y) {</text:span></text:p>
            <text:p text:style-name="P27"><text:span text:style-name="T21"><text:s text:c="8"/></text:span><text:span text:style-name="T21">super(‘square’);</text:span></text:p>
            <text:p text:style-name="P27"><text:span text:style-name="T21"/></text:p>
            <text:p text:style-name="P27"><text:span text:style-name="T21"><text:s text:c="8"/></text:span><text:span text:style-name="T21">this.x = x;</text:span></text:p>
            <text:p text:style-name="P27"><text:span text:style-name="T21"><text:s text:c="8"/></text:span><text:span text:style-name="T21">this.y = y;</text:span></text:p>
            <text:p text:style-name="P27"><text:span text:style-name="T21"/></text:p>
            <text:p text:style-name="P27"><text:span text:style-name="T21"><text:s text:c="8"/></text:span></text:p>
            <text:p text:style-name="P27"><text:span text:style-name="T21"><text:s text:c="4"/></text:span><text:span text:style-name="T21">}</text:span><text:span text:style-name="T21"><text:line-break/></text:span><text:span text:style-name="T21">}</text:span></text:p>
            <text:p text:style-name="P27"><text:span text:style-name="T21"/></text:p>
            <text:p text:style-name="P28"><text:span text:style-name="T21">Square.prototype.total = 0;</text:span></text:p>
          </draw:text-box>
        </draw:frame>
        <draw:frame draw:name="Shape 324" presentation:style-name="pr11" draw:text-style-name="P11" draw:layer="layout" svg:width="12.739cm" svg:height="1.825cm" svg:x="12.361cm" svg:y="2.827cm" presentation:class="outline" presentation:user-transformed="true">
          <draw:text-box>
            <text:p text:style-name="P4"><text:span text:style-name="T21">// Let’s setup our delegation.</text:span></text:p>
            <text:p text:style-name="P35"><text:span text:style-name="T21">const mySquare = new Square(100, 100);</text:span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8"><text:span text:style-name="T21"/></text:p>
          </draw:text-box>
        </draw:frame>
        <draw:custom-shape draw:name="Shape 325" draw:style-name="gr2" draw:text-style-name="P11" xml:id="id28" draw:id="id28" draw:layer="layout" svg:width="3.886cm" svg:height="1.037cm" svg:x="2.897cm" svg:y="9.121cm">
          <text:p text:style-name="P34"><text:span text:style-name="T21">this.total++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2" draw:text-style-name="P11" xml:id="id31" draw:id="id31" draw:layer="layout" svg:width="11.11cm" svg:height="1.825cm" svg:x="12.361cm" svg:y="8.728cm">
          <text:p text:style-name="P4"><text:span text:style-name="T21">// Great, now I’m back to having to use</text:span></text:p>
          <text:p text:style-name="P28"><text:span text:style-name="T21">// and know ‘prototype’ again! <text:s text:c="2"/>:(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2" draw:text-style-name="P11" xml:id="id29" draw:id="id29" draw:layer="layout" svg:width="6.883cm" svg:height="1.107cm" svg:x="2.897cm" svg:y="9.086cm">
          <text:p text:style-name="P34"><text:span text:style-name="T21">Square.prototype.total++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2" draw:text-style-name="P11" xml:id="id30" draw:id="id30" draw:layer="layout" svg:width="12.06cm" svg:height="2.478cm" svg:x="12.361cm" svg:y="4.49cm">
          <text:p text:style-name="P4"><text:span text:style-name="T21">mySquare.total; // 1</text:span></text:p>
          <text:p text:style-name="P27"><text:span text:style-name="T21">mySquare.hasOwnProperty(‘total’); // false</text:span></text:p>
          <text:p text:style-name="P28"><text:span text:style-name="T21">Square.prototype.total; //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8" smil:type="fade" smil:subtype="crossfade" smil:mode="out"/>
                  <anim:set smil:begin="1s" smil:dur="0.001s" smil:fill="hold" smil:targetElement="id2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1" smil:attributeName="visibility" smil:to="visible"/>
                  <anim:animate smil:dur="1s" smil:targetElement="id31" smil:attributeName="width" smil:values="0;width" smil:keyTimes="0;1"/>
                  <anim:animate smil:dur="1s" smil:targetElement="id3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Shape 319" draw:style-name="gr1" draw:layer="layout" svg:width="16.932cm" svg:height="9.524cm" svg:x="1.059cm" svg:y="1.905cm" draw:page-number="41" presentation:class="page"/>
          <draw:frame draw:name="Shape 320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End" draw:style-name="dp1" draw:master-page-name="SECTION_5f_HEADER">
        <draw:frame draw:name="Shape 333" presentation:style-name="pr6" draw:text-style-name="P12" draw:layer="layout" svg:width="21.811cm" svg:height="2.391cm" svg:x="1.865cm" svg:y="5.948cm" presentation:class="title" presentation:user-transformed="true">
          <draw:text-box>
            <text:p text:style-name="P1"><text:span text:style-name="T4">The End</text:span></text:p>
          </draw:text-box>
        </draw:frame>
        <presentation:notes draw:style-name="dp2">
          <draw:page-thumbnail draw:name="Shape 330" draw:style-name="gr1" draw:layer="layout" svg:width="16.932cm" svg:height="9.524cm" svg:x="1.059cm" svg:y="1.905cm" draw:page-number="42" presentation:class="page"/>
          <draw:frame draw:name="Shape 331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Source Code Pro" svg:font-family="'Source Code Pro'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Source Code Pro1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1A1000001E83E86DAE90D9A41E6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IN_5f_POINT-background" style:display-name="MAIN_POINT-background" style:family="presentation">
      <style:graphic-properties draw:stroke="none" draw:fill="solid" draw:fill-color="#e0e0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37474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0e0e0"/>
    </style:style>
    <style:style style:name="Mdp2" style:family="drawing-page">
      <style:drawing-page-properties draw:background-size="border" draw:fill="solid" draw:fill-color="#37474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MAIN_5f_POI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MAIN_5f_POI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37474f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IN_5f_POINT" style:display-name="MAIN_POINT" style:page-layout-name="PM1" draw:style-name="Mdp1">
      <draw:frame draw:name="Shape 37" presentation:style-name="Mpr1" draw:text-style-name="MP5" draw:layer="backgroundobjects" svg:width="17.297cm" svg:height="11.362cm" svg:x="1.362cm" svg:y="1.462cm" presentation:class="title" presentation:user-transformed="true">
        <draw:text-box>
          <text:p/>
        </draw:text-box>
      </draw:frame>
      <draw:frame draw:name="Shape 38" presentation:style-name="Mpr2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4.848cm" svg:height="11.136cm" svg:x="3.075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Shape 21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Shape 18" presentation:style-name="Mpr9" draw:text-style-name="MP9" draw:layer="backgroundobjects" svg:width="21.811cm" svg:height="2.391cm" svg:x="1.865cm" svg:y="5.948cm" presentation:class="title" presentation:user-transformed="true">
        <draw:text-box>
          <text:p/>
        </draw:text-box>
      </draw:frame>
      <draw:frame draw:name="Shape 19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2">
      <draw:frame draw:name="Shape 47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Shape 48" presentation:style-name="Mpr1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Shape 25" presentation:style-name="Mpr16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6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7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8" presentation:style-name="Mpr1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Shape 30" presentation:style-name="Mpr20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31" presentation:style-name="Mpr2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54" presentation:style-name="Mpr2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7"/>
    <meta:generator>LibreOfficeDev/5.1.0.3$Linux_X86_64 LibreOffice_project/</meta:generator>
  </office:meta>
</office:document-meta>
</file>